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1d0f" officeooo:paragraph-rsid="000e14e2"/>
    </style:style>
    <style:style style:name="P2" style:family="paragraph" style:parent-style-name="Standard">
      <style:text-properties officeooo:rsid="000c25d0" officeooo:paragraph-rsid="000c25d0"/>
    </style:style>
    <style:style style:name="P3" style:family="paragraph" style:parent-style-name="Standard">
      <style:text-properties officeooo:rsid="000c25d0" officeooo:paragraph-rsid="0012b168"/>
    </style:style>
    <style:style style:name="P4" style:family="paragraph" style:parent-style-name="Standard">
      <style:text-properties officeooo:rsid="000e14e2" officeooo:paragraph-rsid="000e14e2"/>
    </style:style>
    <style:style style:name="P5" style:family="paragraph" style:parent-style-name="Standard">
      <style:text-properties fo:color="#ce181e" fo:font-weight="bold" officeooo:rsid="000e14e2" officeooo:paragraph-rsid="000e14e2" style:font-weight-asian="bold" style:font-weight-complex="bold"/>
    </style:style>
    <style:style style:name="P6" style:family="paragraph" style:parent-style-name="Standard">
      <style:text-properties fo:color="#ce181e" fo:font-weight="bold" officeooo:rsid="000e14e2" officeooo:paragraph-rsid="000a1d0f" style:font-weight-asian="bold" style:font-weight-complex="bold"/>
    </style:style>
    <style:style style:name="P7" style:family="paragraph" style:parent-style-name="Standard">
      <style:text-properties fo:color="#ce181e" fo:font-weight="bold" officeooo:rsid="001152ce" officeooo:paragraph-rsid="001152ce" style:font-weight-asian="bold" style:font-weight-complex="bold"/>
    </style:style>
    <style:style style:name="P8" style:family="paragraph" style:parent-style-name="Standard">
      <style:text-properties fo:color="#333333" fo:font-weight="normal" officeooo:rsid="001152ce" officeooo:paragraph-rsid="001152ce" style:font-weight-asian="normal" style:font-weight-complex="normal"/>
    </style:style>
    <style:style style:name="T1" style:family="text">
      <style:text-properties style:font-name="Liberation Serif1" fo:font-size="12pt" style:text-underline-style="solid" style:text-underline-width="auto" style:text-underline-color="font-color" fo:font-weight="bold"/>
    </style:style>
    <style:style style:name="T2" style:family="text">
      <style:text-properties style:font-name="Liberation Serif1" fo:font-size="12pt" style:text-underline-style="solid" style:text-underline-width="auto" style:text-underline-color="font-color" fo:font-weight="bold" officeooo:rsid="0008e197"/>
    </style:style>
    <style:style style:name="T3" style:family="text">
      <style:text-properties officeooo:rsid="000d9635"/>
    </style:style>
    <style:style style:name="T4" style:family="text">
      <style:text-properties officeooo:rsid="000e14e2"/>
    </style:style>
    <style:style style:name="T5" style:family="text">
      <style:text-properties officeooo:rsid="000fe634"/>
    </style:style>
    <style:style style:name="T6" style:family="text">
      <style:text-properties officeooo:rsid="0012b168"/>
    </style:style>
    <style:style style:name="T7" style:family="text">
      <style:text-properties fo:color="#333333" fo:font-weight="normal" officeooo:rsid="001152ce" style:font-weight-asian="normal" style:font-weight-complex="normal"/>
    </style:style>
    <style:style style:name="T8" style:family="text">
      <style:text-properties officeooo:rsid="001349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éance </text:span><text:span text:style-name="T2">2</text:span><text:span text:style-name="T1">: Compte rendu du </text:span><text:span text:style-name="T2">16</text:span><text:span text:style-name="T1"> décembre</text:span> </text:p>
      <text:p text:style-name="Standard"/>
      <text:p text:style-name="P5">Première partie: branchements</text:p>
      <text:p text:style-name="Standard"/>
      <text:p text:style-name="P3">Aujourd’hui, je devais m’occuper des branchements fonctionnels. Après avoir récupérée la plaque, le MQ-7, <text:span text:style-name="T6">et le module </text:span><text:span text:style-name="T7">DHT-11, </text:span>je commence les branchements <text:span text:style-name="T4">avec le module wifi</text:span>. Or, je me suis d<text:span text:style-name="T6">emandée</text:span> comment est ce qu’on va récolter des données de 4 capteurs différents <text:span text:style-name="T6">alors </text:span>qu’i<text:span text:style-name="T6">ls</text:span> envoient leur<text:span text:style-name="T6">s</text:span> données par la même entrée du module ESP 3622, puis j’ai cherché sur internet et j’ai compris que ce module ne peut traiter que des données d’un seul capteur. </text:p>
      <text:p text:style-name="P2">Il a donc fallut changer de module wifi, malheureusement celui qu’on a essayé de branch<text:span text:style-name="T4">er</text:span> était cramé et <text:span text:style-name="T3">l’autre qu’on a pu tester correspondait au module ESP 32 que l’on n’avait pas prévu d’utiliser donc on a recommandé un nouveau module wifi. Ainsi, je laisse les branchements pour la semaine prochaine quand on recevra tout les capteurs et le module wifi, en gardant les captures d’écran et les sites que j’ai consultées pour les montages d’aujourd’hui.</text:span></text:p>
      <text:p text:style-name="P2"/>
      <text:p text:style-name="P2"/>
      <text:p text:style-name="P5">Deuxième partie: boîtier</text:p>
      <text:p text:style-name="P5"/>
      <text:p text:style-name="P1">J’ai fais des recherches sur le boîtier dans lequel on veut mettre tout les capteurs. On a décidé de faire des compartiments pour séparer les capteurs et les empêcher de bouger. </text:p>
      <text:p text:style-name="P1">J’ai donc réfléchis aux aérations <text:span text:style-name="T5">et lu où les mettre</text:span>:</text:p>
      <text:p text:style-name="P1">- pour que l’air puisse entr<text:span text:style-name="T4">er</text:span> et être analysée,</text:p>
      <text:p text:style-name="P1">- mais aussi <text:span text:style-name="T4">pour que l</text:span>’air chaude produite par les composants <text:span text:style-name="T4">soit évacuées.</text:span></text:p>
      <text:p text:style-name="P1"/>
      <text:p text:style-name="P4">Pour que le boîtier puisse être posée (sur une étagère par exemple), il ne faut pas que les aérations se situent sur le bas du boîtier. L’air va donc rentrer par les cotés de la boite et ressortir par le dessus de la boite (car l’air chaud monte).</text:p>
      <text:p text:style-name="P6"/>
      <text:p text:style-name="P7">Troisième partie: Température et humidité</text:p>
      <text:p text:style-name="P7"/>
      <text:p text:style-name="P8">J’ai recherché comment mesurer avec le module DHT-11, et j’ai téléchargé les librairies qui permettent d’utiliser des fonctions spécifiques pour ce module. En voulant commencer d’écrire un code grâce à internet j’ai découvert les fonctions readHumidity() et readTemperature() qui servent à récupérer du module les valeurs de la température et de l’humidité. <text:span text:style-name="T8">Puis j’ai écris le code qui récupère les données et les affichent sur le moniteur série. </text:span>Après il faudra qu’on trouve quelle application utiliser pour afficher toutes les données et ainsi on pourra modifier l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4:17:44.150000000</meta:creation-date>
    <dc:date>2019-12-16T16:28:15.658000000</dc:date>
    <meta:editing-duration>PT16M57S</meta:editing-duration>
    <meta:editing-cycles>5</meta:editing-cycles>
    <meta:generator>LibreOffice/6.0.6.2$Windows_X86_64 LibreOffice_project/0c292870b25a325b5ed35f6b45599d2ea4458e77</meta:generator>
    <meta:document-statistic meta:table-count="0" meta:image-count="0" meta:object-count="0" meta:page-count="1" meta:paragraph-count="12" meta:word-count="369" meta:character-count="2223" meta:non-whitespace-character-count="1863"/>
  </office:meta>
</office:document-meta>
</file>